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99cm" svg:height="8.999cm" svg:x="3.194cm" svg:y="37.579cm">
            <draw:object draw:notify-on-update-of-ranges="Arkusz1.A1:Arkusz1.A101 Arkusz1.B1:Arkusz1.B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.249cm" svg:y="47.406cm">
            <draw:object draw:notify-on-update-of-ranges="Arkusz1.A102:Arkusz1.A202 Arkusz1.B102:Arkusz1.B2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475" calcext:value-type="float">
            <text:p>274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6463" calcext:value-type="float">
            <text:p>56463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0215" calcext:value-type="float">
            <text:p>902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5456" calcext:value-type="float">
            <text:p>12545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5868" calcext:value-type="float">
            <text:p>16586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22061" calcext:value-type="float">
            <text:p>2220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85788" calcext:value-type="float">
            <text:p>18578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34497" calcext:value-type="float">
            <text:p>23449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44475" calcext:value-type="float">
            <text:p>2444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8508" calcext:value-type="float">
            <text:p>3185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16379" calcext:value-type="float">
            <text:p>3163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54927" calcext:value-type="float">
            <text:p>35492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80634" calcext:value-type="float">
            <text:p>380634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715034" calcext:value-type="float">
            <text:p>715034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804273" calcext:value-type="float">
            <text:p>804273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86932" calcext:value-type="float">
            <text:p>686932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893615" calcext:value-type="float">
            <text:p>89361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060876" calcext:value-type="float">
            <text:p>1060876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153394" calcext:value-type="float">
            <text:p>115339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62335" calcext:value-type="float">
            <text:p>126233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92808" calcext:value-type="float">
            <text:p>1292808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62532" calcext:value-type="float">
            <text:p>136253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46810" calcext:value-type="float">
            <text:p>1446810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876798" calcext:value-type="float">
            <text:p>876798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59376" calcext:value-type="float">
            <text:p>85937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536251" calcext:value-type="float">
            <text:p>153625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779351" calcext:value-type="float">
            <text:p>177935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415946" calcext:value-type="float">
            <text:p>1415946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160288" calcext:value-type="float">
            <text:p>116028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46367" calcext:value-type="float">
            <text:p>114636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98726" calcext:value-type="float">
            <text:p>139872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987476" calcext:value-type="float">
            <text:p>198747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089085" calcext:value-type="float">
            <text:p>208908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2143398" calcext:value-type="float">
            <text:p>2143398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2539188" calcext:value-type="float">
            <text:p>2539188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469371" calcext:value-type="float">
            <text:p>1469371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2488331" calcext:value-type="float">
            <text:p>248833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2260655" calcext:value-type="float">
            <text:p>226065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636533" calcext:value-type="float">
            <text:p>163653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15083" calcext:value-type="float">
            <text:p>1615083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902083" calcext:value-type="float">
            <text:p>1902083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2629644" calcext:value-type="float">
            <text:p>262964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270123" calcext:value-type="float">
            <text:p>3270123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386175" calcext:value-type="float">
            <text:p>338617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3501144" calcext:value-type="float">
            <text:p>350114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785259" calcext:value-type="float">
            <text:p>278525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982636" calcext:value-type="float">
            <text:p>1982636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776195" calcext:value-type="float">
            <text:p>3776195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3928021" calcext:value-type="float">
            <text:p>392802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819963" calcext:value-type="float">
            <text:p>381996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210984" calcext:value-type="float">
            <text:p>221098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3802355" calcext:value-type="float">
            <text:p>3802355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350989" calcext:value-type="float">
            <text:p>2350989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873457" calcext:value-type="float">
            <text:p>3873457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4360316" calcext:value-type="float">
            <text:p>436031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693932" calcext:value-type="float">
            <text:p>2693932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4366586" calcext:value-type="float">
            <text:p>4366586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3668022" calcext:value-type="float">
            <text:p>3668022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741628" calcext:value-type="float">
            <text:p>3741628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253631" calcext:value-type="float">
            <text:p>5253631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4066471" calcext:value-type="float">
            <text:p>406647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3006808" calcext:value-type="float">
            <text:p>300680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3153262" calcext:value-type="float">
            <text:p>3153262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3093449" calcext:value-type="float">
            <text:p>309344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3355875" calcext:value-type="float">
            <text:p>3355875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4120951" calcext:value-type="float">
            <text:p>4120951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6046669" calcext:value-type="float">
            <text:p>6046669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926573" calcext:value-type="float">
            <text:p>3926573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5558592" calcext:value-type="float">
            <text:p>555859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277005" calcext:value-type="float">
            <text:p>6277005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412357" calcext:value-type="float">
            <text:p>441235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4707245" calcext:value-type="float">
            <text:p>470724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6794347" calcext:value-type="float">
            <text:p>679434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7010562" calcext:value-type="float">
            <text:p>701056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695217" calcext:value-type="float">
            <text:p>4695217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5969416" calcext:value-type="float">
            <text:p>5969416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5493493" calcext:value-type="float">
            <text:p>5493493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6841577" calcext:value-type="float">
            <text:p>6841577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4204664" calcext:value-type="float">
            <text:p>420466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248520" calcext:value-type="float">
            <text:p>424852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6483299" calcext:value-type="float">
            <text:p>648329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223176" calcext:value-type="float">
            <text:p>5223176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7093889" calcext:value-type="float">
            <text:p>709388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8365711" calcext:value-type="float">
            <text:p>8365711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5932665" calcext:value-type="float">
            <text:p>5932665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8023071" calcext:value-type="float">
            <text:p>8023071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8485456" calcext:value-type="float">
            <text:p>8485456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947784" calcext:value-type="float">
            <text:p>894778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7181821" calcext:value-type="float">
            <text:p>718182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7925988" calcext:value-type="float">
            <text:p>7925988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9456196" calcext:value-type="float">
            <text:p>9456196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8649109" calcext:value-type="float">
            <text:p>864910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9785460" calcext:value-type="float">
            <text:p>9785460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7959655" calcext:value-type="float">
            <text:p>7959655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6561276" calcext:value-type="float">
            <text:p>6561276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0227570" calcext:value-type="float">
            <text:p>10227570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9637620" calcext:value-type="float">
            <text:p>9637620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7851183" calcext:value-type="float">
            <text:p>7851183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8295602" calcext:value-type="float">
            <text:p>829560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8305534" calcext:value-type="float">
            <text:p>83055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567" calcext:value-type="float">
            <text:p>175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18" calcext:value-type="float">
            <text:p>49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471" calcext:value-type="float">
            <text:p>347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723" calcext:value-type="float">
            <text:p>2723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707" calcext:value-type="float">
            <text:p>270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966" calcext:value-type="float">
            <text:p>396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626" calcext:value-type="float">
            <text:p>362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3755" calcext:value-type="float">
            <text:p>375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2872" calcext:value-type="float">
            <text:p>2872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4942" calcext:value-type="float">
            <text:p>494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4252" calcext:value-type="float">
            <text:p>425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324" calcext:value-type="float">
            <text:p>3324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4691" calcext:value-type="float">
            <text:p>4691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839" calcext:value-type="float">
            <text:p>2839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5092" calcext:value-type="float">
            <text:p>5092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606" calcext:value-type="float">
            <text:p>360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3601" calcext:value-type="float">
            <text:p>360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5889" calcext:value-type="float">
            <text:p>5889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343" calcext:value-type="float">
            <text:p>334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5315" calcext:value-type="float">
            <text:p>531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5729" calcext:value-type="float">
            <text:p>5729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5554" calcext:value-type="float">
            <text:p>5554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203" calcext:value-type="float">
            <text:p>52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7T22:27:26.488363213</dc:date>
    <meta:document-statistic meta:table-count="1" meta:cell-count="404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rkusz1.A1:Arkusz1.B101" chart:data-source-has-labels="column" svg:x="0.32cm" svg:y="0.18cm" svg:width="15.36cm" svg:height="8.64cm">
          <chartooo:coordinate-region svg:x="2.053cm" svg:y="0.379cm" svg:width="13.627cm" svg:height="7.386cm"/>
          <chart:axis chart:dimension="x" chart:name="primary-x" chart:style-name="ch3" chartooo:axis-type="auto">
            <chartooo:date-scale/>
            <chart:categories table:cell-range-address="Arkusz1.A1:Arkusz1.A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1:Arkusz1.B101" chart:class="chart:bar">
            <chart:regression-curve chart:style-name="ch7">
              <chart:equation chart:display-equation="true" chart:display-r-square="false"/>
            </chart:regression-curve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1:Arkusz1.A101</svg:desc>
                </draw:g>
              </table:table-cell>
              <table:table-cell office:value-type="float" office:value="1121">
                <text:p>1121</text:p>
                <draw:g>
                  <svg:desc>Arkusz1.B1:Arkusz1.B10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475">
                <text:p>2747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6463">
                <text:p>5646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0215">
                <text:p>9021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5456">
                <text:p>1254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5868">
                <text:p>16586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22061">
                <text:p>22206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85788">
                <text:p>18578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34497">
                <text:p>23449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44475">
                <text:p>24447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18508">
                <text:p>318508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16379">
                <text:p>31637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54927">
                <text:p>35492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80634">
                <text:p>3806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715034">
                <text:p>71503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804273">
                <text:p>80427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86932">
                <text:p>68693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893615">
                <text:p>8936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060876">
                <text:p>106087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153394">
                <text:p>115339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262335">
                <text:p>126233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292808">
                <text:p>1292808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362532">
                <text:p>136253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446810">
                <text:p>1446810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876798">
                <text:p>87679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859376">
                <text:p>85937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536251">
                <text:p>153625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779351">
                <text:p>1779351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415946">
                <text:p>1415946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160288">
                <text:p>1160288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46367">
                <text:p>1146367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398726">
                <text:p>1398726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987476">
                <text:p>198747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2089085">
                <text:p>208908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2143398">
                <text:p>2143398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2539188">
                <text:p>2539188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469371">
                <text:p>1469371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2488331">
                <text:p>248833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2260655">
                <text:p>226065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636533">
                <text:p>1636533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615083">
                <text:p>1615083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902083">
                <text:p>1902083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2629644">
                <text:p>262964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270123">
                <text:p>3270123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386175">
                <text:p>338617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3501144">
                <text:p>350114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785259">
                <text:p>278525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982636">
                <text:p>198263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3776195">
                <text:p>377619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3928021">
                <text:p>392802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819963">
                <text:p>381996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210984">
                <text:p>2210984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3802355">
                <text:p>3802355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350989">
                <text:p>2350989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873457">
                <text:p>3873457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4360316">
                <text:p>436031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693932">
                <text:p>2693932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4366586">
                <text:p>4366586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3668022">
                <text:p>3668022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3741628">
                <text:p>374162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253631">
                <text:p>5253631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4066471">
                <text:p>406647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006808">
                <text:p>300680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153262">
                <text:p>3153262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093449">
                <text:p>309344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355875">
                <text:p>3355875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4120951">
                <text:p>4120951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6046669">
                <text:p>604666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926573">
                <text:p>3926573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5558592">
                <text:p>555859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277005">
                <text:p>6277005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412357">
                <text:p>441235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707245">
                <text:p>470724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6794347">
                <text:p>679434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7010562">
                <text:p>701056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695217">
                <text:p>4695217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969416">
                <text:p>5969416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5493493">
                <text:p>5493493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6841577">
                <text:p>6841577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4204664">
                <text:p>420466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248520">
                <text:p>424852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6483299">
                <text:p>6483299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223176">
                <text:p>5223176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7093889">
                <text:p>7093889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8365711">
                <text:p>8365711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932665">
                <text:p>5932665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8023071">
                <text:p>8023071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8485456">
                <text:p>848545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8947784">
                <text:p>8947784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7181821">
                <text:p>7181821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7925988">
                <text:p>7925988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9456196">
                <text:p>9456196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8649109">
                <text:p>8649109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9785460">
                <text:p>9785460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7959655">
                <text:p>7959655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6561276">
                <text:p>6561276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0227570">
                <text:p>10227570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9637620">
                <text:p>9637620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7851183">
                <text:p>7851183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8295602">
                <text:p>829560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305534">
                <text:p>83055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Arkusz1.A102:Arkusz1.B202" chart:data-source-has-labels="column" svg:x="0.293cm" svg:y="0.154cm" svg:width="15.359cm" svg:height="8.639cm">
          <chartooo:coordinate-region svg:x="1.47cm" svg:y="0.353cm" svg:width="14.182cm" svg:height="7.386cm"/>
          <chart:axis chart:dimension="x" chart:name="primary-x" chart:style-name="ch3" chartooo:axis-type="auto">
            <chartooo:date-scale/>
            <chart:categories table:cell-range-address="Arkusz1.A102:Arkusz1.A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kusz1.B102:Arkusz1.B202" chart:class="chart:bar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kusz1.A102:Arkusz1.A202</svg:desc>
                </draw:g>
              </table:table-cell>
              <table:table-cell office:value-type="float" office:value="17567">
                <text:p>17567</text:p>
                <draw:g>
                  <svg:desc>Arkusz1.B102:Arkusz1.B202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752">
                <text:p>47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741">
                <text:p>474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894">
                <text:p>489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982">
                <text:p>498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918">
                <text:p>49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925">
                <text:p>392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790">
                <text:p>379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849">
                <text:p>2849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2723">
                <text:p>272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707">
                <text:p>2707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781">
                <text:p>378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4754">
                <text:p>475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5293">
                <text:p>5293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086">
                <text:p>3086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5442">
                <text:p>5442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367">
                <text:p>536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306">
                <text:p>530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5204">
                <text:p>520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5365">
                <text:p>536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103">
                <text:p>5103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5419">
                <text:p>5419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5336">
                <text:p>533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5430">
                <text:p>5430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4942">
                <text:p>4942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5472">
                <text:p>5472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5191">
                <text:p>519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4354">
                <text:p>4354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5459">
                <text:p>5459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5565">
                <text:p>556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5645">
                <text:p>564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5704">
                <text:p>5704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5470">
                <text:p>5470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4691">
                <text:p>4691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4472">
                <text:p>447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5386">
                <text:p>538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4344">
                <text:p>4344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5428">
                <text:p>5428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5755">
                <text:p>5755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659">
                <text:p>5659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5561">
                <text:p>5561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4778">
                <text:p>477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5604">
                <text:p>5604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4959">
                <text:p>495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778">
                <text:p>5778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6101">
                <text:p>6101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5300">
                <text:p>5300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5427">
                <text:p>542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5889">
                <text:p>5889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16384">
                <text:p>1638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491">
                <text:p>5491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5513">
                <text:p>5513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5331">
                <text:p>5331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5315">
                <text:p>531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076">
                <text:p>607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5488">
                <text:p>5488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5409">
                <text:p>5409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3639">
                <text:p>3639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5554">
                <text:p>5554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4871">
                <text:p>4871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5212">
                <text:p>52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5203">
                <text:p>52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